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9.2pt" svg:height="338.03pt" svg:x="533.68pt" svg:y="35.49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orward solutions with last 3 cars on Track 1 matching in intermediate and final stat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333333333333333" calcext:value-type="float">
            <text:p>0.0003</text:p>
          </table:table-cell>
          <table:table-cell table:style-name="ce2" table:formula="of:=[.E4]/[.$E$29]" office:value-type="float" office:value="0.000333333333333333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333333333333333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333333333333333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333333333333333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333333333333333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5" calcext:value-type="float">
            <text:p>5</text:p>
          </table:table-cell>
          <table:table-cell table:style-name="ce1" table:formula="of:=[.E9]-[.E8]" office:value-type="float" office:value="4" calcext:value-type="float">
            <text:p>4</text:p>
          </table:table-cell>
          <table:table-cell table:style-name="ce2" table:formula="of:=[.F9]/[.$E$29]" office:value-type="float" office:value="0.00133333333333333" calcext:value-type="float">
            <text:p>0.0013</text:p>
          </table:table-cell>
          <table:table-cell table:style-name="ce2" table:formula="of:=[.E9]/[.$E$29]" office:value-type="float" office:value="0.00166666666666667" calcext:value-type="float">
            <text:p>0.0017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6" calcext:value-type="float">
            <text:p>6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333333333333333" calcext:value-type="float">
            <text:p>0.0003</text:p>
          </table:table-cell>
          <table:table-cell table:style-name="ce2" table:formula="of:=[.E10]/[.$E$29]" office:value-type="float" office:value="0.002" calcext:value-type="float">
            <text:p>0.0020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8" calcext:value-type="float">
            <text:p>8</text:p>
          </table:table-cell>
          <table:table-cell table:style-name="ce1" table:formula="of:=[.E11]-[.E10]" office:value-type="float" office:value="2" calcext:value-type="float">
            <text:p>2</text:p>
          </table:table-cell>
          <table:table-cell table:style-name="ce2" table:formula="of:=[.F11]/[.$E$29]" office:value-type="float" office:value="0.000666666666666667" calcext:value-type="float">
            <text:p>0.0007</text:p>
          </table:table-cell>
          <table:table-cell table:style-name="ce2" table:formula="of:=[.E11]/[.$E$29]" office:value-type="float" office:value="0.00266666666666667" calcext:value-type="float">
            <text:p>0.0027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14" calcext:value-type="float">
            <text:p>14</text:p>
          </table:table-cell>
          <table:table-cell table:style-name="ce1" table:formula="of:=[.E12]-[.E11]" office:value-type="float" office:value="6" calcext:value-type="float">
            <text:p>6</text:p>
          </table:table-cell>
          <table:table-cell table:style-name="ce2" table:formula="of:=[.F12]/[.$E$29]" office:value-type="float" office:value="0.002" calcext:value-type="float">
            <text:p>0.0020</text:p>
          </table:table-cell>
          <table:table-cell table:style-name="ce2" table:formula="of:=[.E12]/[.$E$29]" office:value-type="float" office:value="0.00466666666666667" calcext:value-type="float">
            <text:p>0.0047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36" calcext:value-type="float">
            <text:p>36</text:p>
          </table:table-cell>
          <table:table-cell table:style-name="ce1" table:formula="of:=[.E13]-[.E12]" office:value-type="float" office:value="22" calcext:value-type="float">
            <text:p>22</text:p>
          </table:table-cell>
          <table:table-cell table:style-name="ce2" table:formula="of:=[.F13]/[.$E$29]" office:value-type="float" office:value="0.00733333333333333" calcext:value-type="float">
            <text:p>0.0073</text:p>
          </table:table-cell>
          <table:table-cell table:style-name="ce2" table:formula="of:=[.E13]/[.$E$29]" office:value-type="float" office:value="0.012" calcext:value-type="float">
            <text:p>0.0120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66" calcext:value-type="float">
            <text:p>66</text:p>
          </table:table-cell>
          <table:table-cell table:style-name="ce1" table:formula="of:=[.E14]-[.E13]" office:value-type="float" office:value="30" calcext:value-type="float">
            <text:p>30</text:p>
          </table:table-cell>
          <table:table-cell table:style-name="ce2" table:formula="of:=[.F14]/[.$E$29]" office:value-type="float" office:value="0.01" calcext:value-type="float">
            <text:p>0.0100</text:p>
          </table:table-cell>
          <table:table-cell table:style-name="ce2" table:formula="of:=[.E14]/[.$E$29]" office:value-type="float" office:value="0.022" calcext:value-type="float">
            <text:p>0.0220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133" calcext:value-type="float">
            <text:p>133</text:p>
          </table:table-cell>
          <table:table-cell table:style-name="ce1" table:formula="of:=[.E15]-[.E14]" office:value-type="float" office:value="67" calcext:value-type="float">
            <text:p>67</text:p>
          </table:table-cell>
          <table:table-cell table:style-name="ce2" table:formula="of:=[.F15]/[.$E$29]" office:value-type="float" office:value="0.0223333333333333" calcext:value-type="float">
            <text:p>0.0223</text:p>
          </table:table-cell>
          <table:table-cell table:style-name="ce2" table:formula="of:=[.E15]/[.$E$29]" office:value-type="float" office:value="0.0443333333333333" calcext:value-type="float">
            <text:p>0.0443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236" calcext:value-type="float">
            <text:p>236</text:p>
          </table:table-cell>
          <table:table-cell table:style-name="ce1" table:formula="of:=[.E16]-[.E15]" office:value-type="float" office:value="103" calcext:value-type="float">
            <text:p>103</text:p>
          </table:table-cell>
          <table:table-cell table:style-name="ce2" table:formula="of:=[.F16]/[.$E$29]" office:value-type="float" office:value="0.0343333333333333" calcext:value-type="float">
            <text:p>0.0343</text:p>
          </table:table-cell>
          <table:table-cell table:style-name="ce2" table:formula="of:=[.E16]/[.$E$29]" office:value-type="float" office:value="0.0786666666666667" calcext:value-type="float">
            <text:p>0.0787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409" calcext:value-type="float">
            <text:p>409</text:p>
          </table:table-cell>
          <table:table-cell table:style-name="ce1" table:formula="of:=[.E17]-[.E16]" office:value-type="float" office:value="173" calcext:value-type="float">
            <text:p>173</text:p>
          </table:table-cell>
          <table:table-cell table:style-name="ce2" table:formula="of:=[.F17]/[.$E$29]" office:value-type="float" office:value="0.0576666666666667" calcext:value-type="float">
            <text:p>0.0577</text:p>
          </table:table-cell>
          <table:table-cell table:style-name="ce2" table:formula="of:=[.E17]/[.$E$29]" office:value-type="float" office:value="0.136333333333333" calcext:value-type="float">
            <text:p>0.1363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658" calcext:value-type="float">
            <text:p>658</text:p>
          </table:table-cell>
          <table:table-cell table:style-name="ce1" table:formula="of:=[.E18]-[.E17]" office:value-type="float" office:value="249" calcext:value-type="float">
            <text:p>249</text:p>
          </table:table-cell>
          <table:table-cell table:style-name="ce2" table:formula="of:=[.F18]/[.$E$29]" office:value-type="float" office:value="0.083" calcext:value-type="float">
            <text:p>0.0830</text:p>
          </table:table-cell>
          <table:table-cell table:style-name="ce2" table:formula="of:=[.E18]/[.$E$29]" office:value-type="float" office:value="0.219333333333333" calcext:value-type="float">
            <text:p>0.2193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1057" calcext:value-type="float">
            <text:p>1057</text:p>
          </table:table-cell>
          <table:table-cell table:style-name="ce1" table:formula="of:=[.E19]-[.E18]" office:value-type="float" office:value="399" calcext:value-type="float">
            <text:p>399</text:p>
          </table:table-cell>
          <table:table-cell table:style-name="ce2" table:formula="of:=[.F19]/[.$E$29]" office:value-type="float" office:value="0.133" calcext:value-type="float">
            <text:p>0.1330</text:p>
          </table:table-cell>
          <table:table-cell table:style-name="ce2" table:formula="of:=[.E19]/[.$E$29]" office:value-type="float" office:value="0.352333333333333" calcext:value-type="float">
            <text:p>0.3523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1496" calcext:value-type="float">
            <text:p>1496</text:p>
          </table:table-cell>
          <table:table-cell table:style-name="ce1" table:formula="of:=[.E20]-[.E19]" office:value-type="float" office:value="439" calcext:value-type="float">
            <text:p>439</text:p>
          </table:table-cell>
          <table:table-cell table:style-name="ce2" table:formula="of:=[.F20]/[.$E$29]" office:value-type="float" office:value="0.146333333333333" calcext:value-type="float">
            <text:p>0.1463</text:p>
          </table:table-cell>
          <table:table-cell table:style-name="ce2" table:formula="of:=[.E20]/[.$E$29]" office:value-type="float" office:value="0.498666666666667" calcext:value-type="float">
            <text:p>0.4987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2009" calcext:value-type="float">
            <text:p>2009</text:p>
          </table:table-cell>
          <table:table-cell table:style-name="ce1" table:formula="of:=[.E21]-[.E20]" office:value-type="float" office:value="513" calcext:value-type="float">
            <text:p>513</text:p>
          </table:table-cell>
          <table:table-cell table:style-name="ce2" table:formula="of:=[.F21]/[.$E$29]" office:value-type="float" office:value="0.171" calcext:value-type="float">
            <text:p>0.1710</text:p>
          </table:table-cell>
          <table:table-cell table:style-name="ce2" table:formula="of:=[.E21]/[.$E$29]" office:value-type="float" office:value="0.669666666666667" calcext:value-type="float">
            <text:p>0.6697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2398" calcext:value-type="float">
            <text:p>2398</text:p>
          </table:table-cell>
          <table:table-cell table:style-name="ce1" table:formula="of:=[.E22]-[.E21]" office:value-type="float" office:value="389" calcext:value-type="float">
            <text:p>389</text:p>
          </table:table-cell>
          <table:table-cell table:style-name="ce2" table:formula="of:=[.F22]/[.$E$29]" office:value-type="float" office:value="0.129666666666667" calcext:value-type="float">
            <text:p>0.1297</text:p>
          </table:table-cell>
          <table:table-cell table:style-name="ce2" table:formula="of:=[.E22]/[.$E$29]" office:value-type="float" office:value="0.799333333333333" calcext:value-type="float">
            <text:p>0.7993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2693" calcext:value-type="float">
            <text:p>2693</text:p>
          </table:table-cell>
          <table:table-cell table:style-name="ce1" table:formula="of:=[.E23]-[.E22]" office:value-type="float" office:value="295" calcext:value-type="float">
            <text:p>295</text:p>
          </table:table-cell>
          <table:table-cell table:style-name="ce2" table:formula="of:=[.F23]/[.$E$29]" office:value-type="float" office:value="0.0983333333333333" calcext:value-type="float">
            <text:p>0.0983</text:p>
          </table:table-cell>
          <table:table-cell table:style-name="ce2" table:formula="of:=[.E23]/[.$E$29]" office:value-type="float" office:value="0.897666666666667" calcext:value-type="float">
            <text:p>0.8977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2862" calcext:value-type="float">
            <text:p>2862</text:p>
          </table:table-cell>
          <table:table-cell table:style-name="ce1" table:formula="of:=[.E24]-[.E23]" office:value-type="float" office:value="169" calcext:value-type="float">
            <text:p>169</text:p>
          </table:table-cell>
          <table:table-cell table:style-name="ce2" table:formula="of:=[.F24]/[.$E$29]" office:value-type="float" office:value="0.0563333333333333" calcext:value-type="float">
            <text:p>0.0563</text:p>
          </table:table-cell>
          <table:table-cell table:style-name="ce2" table:formula="of:=[.E24]/[.$E$29]" office:value-type="float" office:value="0.954" calcext:value-type="float">
            <text:p>0.9540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2972" calcext:value-type="float">
            <text:p>2972</text:p>
          </table:table-cell>
          <table:table-cell table:style-name="ce1" table:formula="of:=[.E25]-[.E24]" office:value-type="float" office:value="110" calcext:value-type="float">
            <text:p>110</text:p>
          </table:table-cell>
          <table:table-cell table:style-name="ce2" table:formula="of:=[.F25]/[.$E$29]" office:value-type="float" office:value="0.0366666666666667" calcext:value-type="float">
            <text:p>0.0367</text:p>
          </table:table-cell>
          <table:table-cell table:style-name="ce2" table:formula="of:=[.E25]/[.$E$29]" office:value-type="float" office:value="0.990666666666667" calcext:value-type="float">
            <text:p>0.9907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2994" calcext:value-type="float">
            <text:p>2994</text:p>
          </table:table-cell>
          <table:table-cell table:style-name="ce1" table:formula="of:=[.E26]-[.E25]" office:value-type="float" office:value="22" calcext:value-type="float">
            <text:p>22</text:p>
          </table:table-cell>
          <table:table-cell table:style-name="ce2" table:formula="of:=[.F26]/[.$E$29]" office:value-type="float" office:value="0.00733333333333333" calcext:value-type="float">
            <text:p>0.0073</text:p>
          </table:table-cell>
          <table:table-cell table:style-name="ce2" table:formula="of:=[.E26]/[.$E$29]" office:value-type="float" office:value="0.998" calcext:value-type="float">
            <text:p>0.9980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3000" calcext:value-type="float">
            <text:p>3000</text:p>
          </table:table-cell>
          <table:table-cell table:style-name="ce1" table:formula="of:=[.E27]-[.E26]" office:value-type="float" office:value="6" calcext:value-type="float">
            <text:p>6</text:p>
          </table:table-cell>
          <table:table-cell table:style-name="ce2" table:formula="of:=[.F27]/[.$E$29]" office:value-type="float" office:value="0.002" calcext:value-type="float">
            <text:p>0.0020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3000" calcext:value-type="float">
            <text:p>3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3000" calcext:value-type="float">
            <text:p>3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5,3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3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3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8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8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2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8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8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2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3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7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3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4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3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90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8:28:58.976772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7T18:29:35.502200097</dc:date>
    <meta:editing-duration>PT1H52M37S</meta:editing-duration>
    <meta:editing-cycles>80</meta:editing-cycles>
    <meta:document-statistic meta:table-count="1" meta:cell-count="613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333333333333333">
                <text:p>0.000333333333333333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66666666666667">
                <text:p>0.002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66666666666667">
                <text:p>0.00466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43333333333333">
                <text:p>0.044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86666666666667">
                <text:p>0.078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6333333333333">
                <text:p>0.136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19333333333333">
                <text:p>0.219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52333333333333">
                <text:p>0.352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98666666666667">
                <text:p>0.498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9666666666667">
                <text:p>0.66966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99333333333333">
                <text:p>0.7993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97666666666667">
                <text:p>0.897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0666666666667">
                <text:p>0.990666666666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6cm" svg:height="11.926cm" xlink:href=".." xlink:type="simple" chart:class="chart:bar" chart:style-name="ch1">
        <chart:title svg:x="3.303cm" svg:y="0.374cm" chart:style-name="ch2">
          <text:p>Number of Moves for Full Inglenook Sidings Puzzle</text:p>
        </chart:title>
        <chart:subtitle svg:x="6.341cm" svg:y="1.043cm" chart:style-name="ch3">
          <text:p>Forward Solutions Only</text:p>
        </chart:subtitle>
        <chart:plot-area chart:style-name="ch4" table:cell-range-address="solutions.D4:solutions.D29 solutions.G4:solutions.G29" chart:data-source-has-labels="column" svg:x="1.349cm" svg:y="1.624cm" svg:width="15.218cm" svg:height="9.081cm">
          <chartooo:coordinate-region svg:x="2.261cm" svg:y="1.823cm" svg:width="14.306cm" svg:height="8.235cm"/>
          <chart:axis chart:dimension="x" chart:name="primary-x" chart:style-name="ch5" chartooo:axis-type="auto">
            <chartooo:date-scale/>
            <chart:title svg:x="8.424cm" svg:y="10.943cm" chart:style-name="ch6">
              <text:p>Moves</text:p>
            </chart:title>
            <chart:categories table:cell-range-address="solutions.D4:solutions.D29"/>
          </chart:axis>
          <chart:axis chart:dimension="y" chart:name="primary-y" chart:style-name="ch7">
            <chart:title svg:x="0.451cm" svg:y="6.989cm" chart:style-name="ch8">
              <text:p>Frequency</text:p>
            </chart:title>
            <chart:grid chart:style-name="ch9" chart:class="major"/>
          </chart:axis>
          <chart:series chart:style-name="ch10" chart:values-cell-range-address="solutions.G4:solutions.G29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333333333333333">
                <text:p>0.000333333333333333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733333333333333">
                <text:p>0.007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23333333333333">
                <text:p>0.022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43333333333333">
                <text:p>0.034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76666666666667">
                <text:p>0.057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6333333333333">
                <text:p>0.1463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9666666666667">
                <text:p>0.129666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83333333333333">
                <text:p>0.0983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63333333333333">
                <text:p>0.0563333333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66666666666667">
                <text:p>0.0366666666666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733333333333333">
                <text:p>0.0073333333333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